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1.215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TAB_5f_Munkalap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italic" fo:text-shadow="none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ce4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fo:color="#000000" style:text-outline="false" style:text-line-through-styl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fo:color="#000000" style:text-outline="false" style:text-line-through-style="none" style:font-name="Times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02cm solid #000000" fo:background-color="#ffffff" style:text-align-source="fix" style:repeat-content="false" fo:wrap-option="no-wrap" fo:border-left="0.002cm solid #000000" style:direction="ltr" fo:border-right="none" style:rotation-angle="0" style:rotation-align="non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Times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02cm solid #000000" fo:background-color="#ccccff" style:text-align-source="fix" style:repeat-content="false" fo:wrap-option="no-wrap" fo:border-left="0.002cm solid #000000" style:direction="ltr" fo:border-right="0.002cm solid #000000" style:rotation-angle="0" style:rotation-align="non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Times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02cm solid #000000" fo:background-color="#ccccff" style:text-align-source="fix" style:repeat-content="false" fo:wrap-option="no-wrap" fo:border-left="0.002cm solid #000000" style:direction="ltr" fo:border-right="none" style:rotation-angle="0" style:rotation-align="non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Times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5" style:family="table-cell" style:parent-style-name="Default">
      <style:table-cell-properties fo:background-color="#e6e6ff" fo:border="0.002cm solid #000000"/>
      <style:text-properties fo:color="#000000" style:text-outline="false" style:text-line-through-styl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Munkalap1" table:style-name="ta1" table:print-ranges="Munkalap1.A3:Munkalap1.H10">
        <table:table-column table:style-name="co1" table:number-columns-repeated="256" table:default-cell-style-name="ce1"/>
        <table:table-row table:style-name="ro1">
          <table:table-cell office:value-type="string">
            <text:p>Ma: [info]:</text:p>
          </table:table-cell>
          <table:table-cell/>
          <table:table-cell table:style-name="ce9" office:value-type="string">
            <text:p>Nyelv</text:p>
          </table:table-cell>
          <table:table-cell table:style-name="ce9" office:value-type="string">
            <text:p>Év</text:p>
          </table:table-cell>
          <table:table-cell table:style-name="ce9" office:value-type="string">
            <text:p>Hó</text:p>
          </table:table-cell>
          <table:table-cell table:style-name="ce12" office:value-type="string">
            <text:p>[date]</text:p>
          </table:table-cell>
          <table:table-cell table:style-name="ce12" office:value-type="string">
            <text:p>[weekday]</text:p>
          </table:table-cell>
          <table:table-cell table:style-name="ce12" office:value-type="string">
            <text:p>[maxday]</text:p>
          </table:table-cell>
          <table:table-cell table:number-columns-repeated="248"/>
        </table:table-row>
        <table:table-row table:style-name="ro2">
          <table:table-cell table:style-name="ce2" table:formula="oooc:=TODAY()" office:value-type="date" office:date-value="2006-06-03">
            <text:p>2006-06-03</text:p>
          </table:table-cell>
          <table:table-cell/>
          <table:table-cell table:style-name="ce10" office:value-type="string">
            <text:p>Hu</text:p>
          </table:table-cell>
          <table:table-cell table:style-name="ce11" office:value-type="float" office:value="2005">
            <text:p>2005</text:p>
          </table:table-cell>
          <table:table-cell table:style-name="ce10" office:value-type="float" office:value="10">
            <text:p>10</text:p>
          </table:table-cell>
          <table:table-cell table:style-name="ce2" table:formula="oooc:=DATE([.D2];[.E2];1)" office:value-type="date" office:date-value="2005-10-01">
            <text:p>2005-10-01</text:p>
          </table:table-cell>
          <table:table-cell table:formula="oooc:=WEEKDAY([.F2])" office:value-type="float" office:value="7">
            <text:p>7</text:p>
          </table:table-cell>
          <table:table-cell table:formula="oooc:=com.sun.star.sheet.addin.DateFunctions.getDaysInMonth([.F2])" office:value-type="float" office:value="31">
            <text:p>31</text:p>
          </table:table-cell>
          <table:table-cell table:number-columns-repeated="248"/>
        </table:table-row>
        <table:table-row table:style-name="ro3">
          <table:table-cell/>
          <table:table-cell table:style-name="ce3" table:formula="oooc:=PROPER(CHOOSE([.E2];[.B20];[.B21];[.B22];[.B23];[.B24];[.B25];[.B26];[.B27];[.B28];[.B29];[.B30];[.B31]))" office:value-type="string" office:string-value="Október">
            <text:p>Október</text:p>
          </table:table-cell>
          <table:table-cell table:number-columns-repeated="3"/>
          <table:table-cell table:style-name="ce3"/>
          <table:table-cell/>
          <table:table-cell table:style-name="ce3" table:formula="oooc:=[.D2]" office:value-type="float" office:value="2005">
            <text:p>2005</text:p>
          </table:table-cell>
          <table:table-cell table:number-columns-repeated="248"/>
        </table:table-row>
        <table:table-row table:style-name="ro4">
          <table:table-cell/>
          <table:table-cell table:style-name="ce4" table:formula="oooc:=PROPER([.B33])" office:value-type="string" office:string-value="Hétfő">
            <text:p>Hétfő</text:p>
          </table:table-cell>
          <table:table-cell table:style-name="ce4" table:formula="oooc:=PROPER([.B34])" office:value-type="string" office:string-value="Kedd">
            <text:p>Kedd</text:p>
          </table:table-cell>
          <table:table-cell table:style-name="ce4" table:formula="oooc:=PROPER([.B35])" office:value-type="string" office:string-value="Szerda">
            <text:p>Szerda</text:p>
          </table:table-cell>
          <table:table-cell table:style-name="ce4" table:formula="oooc:=PROPER([.B36])" office:value-type="string" office:string-value="Csütörtök">
            <text:p>Csütörtök</text:p>
          </table:table-cell>
          <table:table-cell table:style-name="ce4" table:formula="oooc:=PROPER([.B37])" office:value-type="string" office:string-value="Péntek">
            <text:p>Péntek</text:p>
          </table:table-cell>
          <table:table-cell table:style-name="ce4" table:formula="oooc:=PROPER([.B38])" office:value-type="string" office:string-value="Szombat">
            <text:p>Szombat</text:p>
          </table:table-cell>
          <table:table-cell table:style-name="ce15" table:formula="oooc:=PROPER([.B39])" office:value-type="string" office:string-value="Vasárnap">
            <text:p>Vasárnap</text:p>
          </table:table-cell>
          <table:table-cell table:number-columns-repeated="248"/>
        </table:table-row>
        <table:table-row table:style-name="ro3">
          <table:table-cell/>
          <table:table-cell table:style-name="ce5" table:formula="oooc:=IF([.A5]&lt;&gt;&quot;&quot;;[.A5]+1;IF([.$G$2]=2;1;&quot;&quot;))">
            <text:p/>
          </table:table-cell>
          <table:table-cell table:style-name="ce5" table:formula="oooc:=IF([.B5]&lt;&gt;&quot;&quot;;[.B5]+1;IF([.$G$2]=3;1;&quot;&quot;))">
            <text:p/>
          </table:table-cell>
          <table:table-cell table:style-name="ce5" table:formula="oooc:=IF([.C5]&lt;&gt;&quot;&quot;;[.C5]+1;IF([.$G$2]=4;1;&quot;&quot;))">
            <text:p/>
          </table:table-cell>
          <table:table-cell table:style-name="ce5" table:formula="oooc:=IF([.D5]&lt;&gt;&quot;&quot;;[.D5]+1;IF([.$G$2]=5;1;&quot;&quot;))">
            <text:p/>
          </table:table-cell>
          <table:table-cell table:style-name="ce5" table:formula="oooc:=IF([.E5]&lt;&gt;&quot;&quot;;[.E5]+1;IF([.$G$2]=6;1;&quot;&quot;))">
            <text:p/>
          </table:table-cell>
          <table:table-cell table:style-name="ce13" table:formula="oooc:=IF([.F5]&lt;&gt;&quot;&quot;;[.F5]+1;IF([.$G$2]=7;1;&quot;&quot;))" office:value-type="float" office:value="1">
            <text:p>1</text:p>
          </table:table-cell>
          <table:table-cell table:style-name="ce13" table:formula="oooc:=IF([.G5]&lt;&gt;&quot;&quot;;[.G5]+1;IF([.$G$2]=1;1;&quot;&quot;))" office:value-type="float" office:value="2">
            <text:p>2</text:p>
          </table:table-cell>
          <table:table-cell table:number-columns-repeated="248"/>
        </table:table-row>
        <table:table-row table:style-name="ro3">
          <table:table-cell/>
          <table:table-cell table:style-name="ce6" table:formula="oooc:=[.H5]+1" office:value-type="float" office:value="3">
            <text:p>3</text:p>
          </table:table-cell>
          <table:table-cell table:style-name="ce6" table:formula="oooc:=[.B6]+1" office:value-type="float" office:value="4">
            <text:p>4</text:p>
          </table:table-cell>
          <table:table-cell table:style-name="ce6" table:formula="oooc:=[.C6]+1" office:value-type="float" office:value="5">
            <text:p>5</text:p>
          </table:table-cell>
          <table:table-cell table:style-name="ce6" table:formula="oooc:=[.D6]+1" office:value-type="float" office:value="6">
            <text:p>6</text:p>
          </table:table-cell>
          <table:table-cell table:style-name="ce6" table:formula="oooc:=[.E6]+1" office:value-type="float" office:value="7">
            <text:p>7</text:p>
          </table:table-cell>
          <table:table-cell table:style-name="ce14" table:formula="oooc:=[.F6]+1" office:value-type="float" office:value="8">
            <text:p>8</text:p>
          </table:table-cell>
          <table:table-cell table:style-name="ce13" table:formula="oooc:=[.G6]+1" office:value-type="float" office:value="9">
            <text:p>9</text:p>
          </table:table-cell>
          <table:table-cell table:number-columns-repeated="248"/>
        </table:table-row>
        <table:table-row table:style-name="ro3">
          <table:table-cell/>
          <table:table-cell table:style-name="ce6" table:formula="oooc:=[.H6]+1" office:value-type="float" office:value="10">
            <text:p>10</text:p>
          </table:table-cell>
          <table:table-cell table:style-name="ce6" table:formula="oooc:=[.B7]+1" office:value-type="float" office:value="11">
            <text:p>11</text:p>
          </table:table-cell>
          <table:table-cell table:style-name="ce6" table:formula="oooc:=[.C7]+1" office:value-type="float" office:value="12">
            <text:p>12</text:p>
          </table:table-cell>
          <table:table-cell table:style-name="ce6" table:formula="oooc:=[.D7]+1" office:value-type="float" office:value="13">
            <text:p>13</text:p>
          </table:table-cell>
          <table:table-cell table:style-name="ce6" table:formula="oooc:=[.E7]+1" office:value-type="float" office:value="14">
            <text:p>14</text:p>
          </table:table-cell>
          <table:table-cell table:style-name="ce14" table:formula="oooc:=[.F7]+1" office:value-type="float" office:value="15">
            <text:p>15</text:p>
          </table:table-cell>
          <table:table-cell table:style-name="ce13" table:formula="oooc:=[.G7]+1" office:value-type="float" office:value="16">
            <text:p>16</text:p>
          </table:table-cell>
          <table:table-cell table:number-columns-repeated="248"/>
        </table:table-row>
        <table:table-row table:style-name="ro3">
          <table:table-cell/>
          <table:table-cell table:style-name="ce6" table:formula="oooc:=[.H7]+1" office:value-type="float" office:value="17">
            <text:p>17</text:p>
          </table:table-cell>
          <table:table-cell table:style-name="ce6" table:formula="oooc:=[.B8]+1" office:value-type="float" office:value="18">
            <text:p>18</text:p>
          </table:table-cell>
          <table:table-cell table:style-name="ce6" table:formula="oooc:=[.C8]+1" office:value-type="float" office:value="19">
            <text:p>19</text:p>
          </table:table-cell>
          <table:table-cell table:style-name="ce6" table:formula="oooc:=[.D8]+1" office:value-type="float" office:value="20">
            <text:p>20</text:p>
          </table:table-cell>
          <table:table-cell table:style-name="ce6" table:formula="oooc:=[.E8]+1" office:value-type="float" office:value="21">
            <text:p>21</text:p>
          </table:table-cell>
          <table:table-cell table:style-name="ce14" table:formula="oooc:=[.F8]+1" office:value-type="float" office:value="22">
            <text:p>22</text:p>
          </table:table-cell>
          <table:table-cell table:style-name="ce13" table:formula="oooc:=[.G8]+1" office:value-type="float" office:value="23">
            <text:p>23</text:p>
          </table:table-cell>
          <table:table-cell table:number-columns-repeated="248"/>
        </table:table-row>
        <table:table-row table:style-name="ro3">
          <table:table-cell/>
          <table:table-cell table:style-name="ce6" table:formula="oooc:=IF([.H8]=[.$H$2];&quot;&quot;;[.H8]+1)" office:value-type="float" office:value="24">
            <text:p>24</text:p>
          </table:table-cell>
          <table:table-cell table:style-name="ce6" table:formula="oooc:=IF(([.B9]=[.$H$2])OR([.B9]=&quot;&quot;);&quot;&quot;;[.B9]+1)" office:value-type="float" office:value="25">
            <text:p>25</text:p>
          </table:table-cell>
          <table:table-cell table:style-name="ce6" table:formula="oooc:=IF(([.C9]=[.$H$2])OR([.C9]=&quot;&quot;);&quot;&quot;;[.C9]+1)" office:value-type="float" office:value="26">
            <text:p>26</text:p>
          </table:table-cell>
          <table:table-cell table:style-name="ce6" table:formula="oooc:=IF(([.D9]=[.$H$2])OR([.D9]=&quot;&quot;);&quot;&quot;;[.D9]+1)" office:value-type="float" office:value="27">
            <text:p>27</text:p>
          </table:table-cell>
          <table:table-cell table:style-name="ce6" table:formula="oooc:=IF(([.E9]=[.$H$2])OR([.E9]=&quot;&quot;);&quot;&quot;;[.E9]+1)" office:value-type="float" office:value="28">
            <text:p>28</text:p>
          </table:table-cell>
          <table:table-cell table:style-name="ce14" table:formula="oooc:=IF(([.F9]=[.$H$2])OR([.F9]=&quot;&quot;);&quot;&quot;;[.F9]+1)" office:value-type="float" office:value="29">
            <text:p>29</text:p>
          </table:table-cell>
          <table:table-cell table:style-name="ce13" table:formula="oooc:=IF(([.G9]=[.$H$2])OR([.G9]=&quot;&quot;);&quot;&quot;;[.G9]+1)" office:value-type="float" office:value="30">
            <text:p>30</text:p>
          </table:table-cell>
          <table:table-cell table:number-columns-repeated="248"/>
        </table:table-row>
        <table:table-row table:style-name="ro3">
          <table:table-cell/>
          <table:table-cell table:style-name="ce6" table:formula="oooc:=IF(([.H9]=[.$H$2])OR([.H9]=&quot;&quot;);&quot;&quot;;[.H9]+1)" office:value-type="float" office:value="31">
            <text:p>31</text:p>
          </table:table-cell>
          <table:table-cell table:style-name="ce6" table:formula="oooc:=IF(([.B10]=[.$H$2])OR([.B10]=&quot;&quot;);&quot;&quot;;[.B10]+1)">
            <text:p/>
          </table:table-cell>
          <table:table-cell table:style-name="ce6" table:formula="oooc:=IF(([.C10]=[.$H$2])OR([.C10]=&quot;&quot;);&quot;&quot;;[.C10]+1)">
            <text:p/>
          </table:table-cell>
          <table:table-cell table:style-name="ce6" table:formula="oooc:=IF(([.D10]=[.$H$2])OR([.D10]=&quot;&quot;);&quot;&quot;;[.D10]+1)">
            <text:p/>
          </table:table-cell>
          <table:table-cell table:style-name="ce6" table:formula="oooc:=IF(([.E10]=[.$H$2])OR([.E10]=&quot;&quot;);&quot;&quot;;[.E10]+1)">
            <text:p/>
          </table:table-cell>
          <table:table-cell table:style-name="ce14" table:formula="oooc:=IF(([.F10]=[.$H$2])OR([.F10]=&quot;&quot;);&quot;&quot;;[.F10]+1)">
            <text:p/>
          </table:table-cell>
          <table:table-cell table:style-name="ce13" table:formula="oooc:=IF(([.G10]=[.$H$2])OR([.G10]=&quot;&quot;);&quot;&quot;;[.G10]+1)">
            <text:p/>
          </table:table-cell>
          <table:table-cell table:number-columns-repeated="248"/>
        </table:table-row>
        <table:table-row table:style-name="ro5">
          <table:table-cell/>
          <table:table-cell table:style-name="ce7"/>
          <table:table-cell table:number-columns-repeated="254"/>
        </table:table-row>
        <table:table-row table:style-name="ro1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6">
          <table:table-cell/>
          <table:table-cell table:style-name="ce8" office:value-type="string">
            <text:p>Egyéb nyelvek, pl. itt: <text:a xlink:href="http://www.geonames.de/">http://www.geonames.de/</text:a>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English</text:p>
          </table:table-cell>
          <table:table-cell office:value-type="string">
            <text:p>Deutsch</text:p>
          </table:table-cell>
          <table:table-cell office:value-type="string">
            <text:p>French</text:p>
          </table:table-cell>
          <table:table-cell office:value-type="string">
            <text:p>Danish</text:p>
          </table:table-cell>
          <table:table-cell office:value-type="string">
            <text:p>Swedish</text:p>
          </table:table-cell>
          <table:table-cell office:value-type="string">
            <text:p>Spanish</text:p>
          </table:table-cell>
          <table:table-cell office:value-type="string">
            <text:p>Italian</text:p>
          </table:table-cell>
          <table:table-cell office:value-type="string">
            <text:p>Portuguese</text:p>
          </table:table-cell>
          <table:table-cell office:value-type="string">
            <text:p>Dutch</text:p>
          </table:table-cell>
          <table:table-cell office:value-type="string">
            <text:p>CZECH</text:p>
          </table:table-cell>
          <table:table-cell office:value-type="string">
            <text:p>NORWEGIAN</text:p>
          </table:table-cell>
          <table:table-cell office:value-type="string">
            <text:p>WELSH</text:p>
          </table:table-cell>
          <table:table-cell office:value-type="string">
            <text:p>Finnish</text:p>
          </table:table-cell>
          <table:table-cell office:value-type="string">
            <text:p>Estonian</text:p>
          </table:table-cell>
          <table:table-cell office:value-type="string">
            <text:p>Catalan</text:p>
          </table:table-cell>
          <table:table-cell office:value-type="string">
            <text:p>Russian</text:p>
          </table:table-cell>
          <table:table-cell office:value-type="string">
            <text:p>Hungarian</text:p>
          </table:table-cell>
          <table:table-cell table:number-columns-repeated="237"/>
        </table:table-row>
        <table:table-row table:style-name="ro1">
          <table:table-cell office:value-type="string">
            <text:p>Nyelv</text:p>
          </table:table-cell>
          <table:table-cell table:formula="oooc:=HLOOKUP([.C2];[.C18:.Z19];2;0)" office:value-type="float" office:value="19">
            <text:p>19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FR</text:p>
          </table:table-cell>
          <table:table-cell office:value-type="string">
            <text:p>DK</text:p>
          </table:table-cell>
          <table:table-cell office:value-type="string">
            <text:p>SE</text:p>
          </table:table-cell>
          <table:table-cell office:value-type="string">
            <text:p>ES</text:p>
          </table:table-cell>
          <table:table-cell office:value-type="string">
            <text:p>IT</text:p>
          </table:table-cell>
          <table:table-cell office:value-type="string">
            <text:p>PT</text:p>
          </table:table-cell>
          <table:table-cell office:value-type="string">
            <text:p>NL</text:p>
          </table:table-cell>
          <table:table-cell office:value-type="string">
            <text:p>CZ</text:p>
          </table:table-cell>
          <table:table-cell office:value-type="string">
            <text:p>NO</text:p>
          </table:table-cell>
          <table:table-cell office:value-type="string">
            <text:p>WE</text:p>
          </table:table-cell>
          <table:table-cell office:value-type="string">
            <text:p>FI</text:p>
          </table:table-cell>
          <table:table-cell office:value-type="string">
            <text:p>EE</text:p>
          </table:table-cell>
          <table:table-cell office:value-type="string">
            <text:p>CA</text:p>
          </table:table-cell>
          <table:table-cell office:value-type="string">
            <text:p>RU</text:p>
          </table:table-cell>
          <table:table-cell office:value-type="string">
            <text:p>HU</text:p>
          </table:table-cell>
          <table:table-cell table:number-columns-repeated="237"/>
        </table:table-row>
        <table:table-row table:style-name="ro1">
          <table:table-cell table:number-columns-repeated="2"/>
          <table:table-cell table:formula="oooc:=COLUMN()" office:value-type="float" office:value="3">
            <text:p>3</text:p>
          </table:table-cell>
          <table:table-cell table:formula="oooc:=COLUMN()" office:value-type="float" office:value="4">
            <text:p>4</text:p>
          </table:table-cell>
          <table:table-cell table:formula="oooc:=COLUMN()" office:value-type="float" office:value="5">
            <text:p>5</text:p>
          </table:table-cell>
          <table:table-cell table:formula="oooc:=COLUMN()" office:value-type="float" office:value="6">
            <text:p>6</text:p>
          </table:table-cell>
          <table:table-cell table:formula="oooc:=COLUMN()" office:value-type="float" office:value="7">
            <text:p>7</text:p>
          </table:table-cell>
          <table:table-cell table:formula="oooc:=COLUMN()" office:value-type="float" office:value="8">
            <text:p>8</text:p>
          </table:table-cell>
          <table:table-cell table:formula="oooc:=COLUMN()" office:value-type="float" office:value="9">
            <text:p>9</text:p>
          </table:table-cell>
          <table:table-cell table:formula="oooc:=COLUMN()" office:value-type="float" office:value="10">
            <text:p>10</text:p>
          </table:table-cell>
          <table:table-cell table:formula="oooc:=COLUMN()" office:value-type="float" office:value="11">
            <text:p>11</text:p>
          </table:table-cell>
          <table:table-cell table:formula="oooc:=COLUMN()" office:value-type="float" office:value="12">
            <text:p>12</text:p>
          </table:table-cell>
          <table:table-cell table:formula="oooc:=COLUMN()" office:value-type="float" office:value="13">
            <text:p>13</text:p>
          </table:table-cell>
          <table:table-cell table:formula="oooc:=COLUMN()" office:value-type="float" office:value="14">
            <text:p>14</text:p>
          </table:table-cell>
          <table:table-cell table:formula="oooc:=COLUMN()" office:value-type="float" office:value="15">
            <text:p>15</text:p>
          </table:table-cell>
          <table:table-cell table:formula="oooc:=COLUMN()" office:value-type="float" office:value="16">
            <text:p>16</text:p>
          </table:table-cell>
          <table:table-cell table:formula="oooc:=COLUMN()" office:value-type="float" office:value="17">
            <text:p>17</text:p>
          </table:table-cell>
          <table:table-cell table:formula="oooc:=COLUMN()" office:value-type="float" office:value="18">
            <text:p>18</text:p>
          </table:table-cell>
          <table:table-cell table:formula="oooc:=COLUMN()" office:value-type="float" office:value="19">
            <text:p>19</text:p>
          </table:table-cell>
          <table:table-cell table:number-columns-repeated="237"/>
        </table:table-row>
        <table:table-row table:style-name="ro1">
          <table:table-cell office:value-type="string">
            <text:p>Hónapnevek</text:p>
          </table:table-cell>
          <table:table-cell table:formula="oooc:=INDIRECT(CHAR(64+[.$B$18])&amp;ROW())" office:value-type="string" office:string-value="január">
            <text:p>január</text:p>
          </table:table-cell>
          <table:table-cell office:value-type="string">
            <text:p>January</text:p>
          </table:table-cell>
          <table:table-cell office:value-type="string">
            <text:p>Januar</text:p>
          </table:table-cell>
          <table:table-cell office:value-type="string">
            <text:p>janvier</text:p>
          </table:table-cell>
          <table:table-cell office:value-type="string">
            <text:p>Januar</text:p>
          </table:table-cell>
          <table:table-cell office:value-type="string">
            <text:p>Januari</text:p>
          </table:table-cell>
          <table:table-cell office:value-type="string">
            <text:p>Enero</text:p>
          </table:table-cell>
          <table:table-cell office:value-type="string">
            <text:p>Gennaio</text:p>
          </table:table-cell>
          <table:table-cell office:value-type="string">
            <text:p>Janeiro</text:p>
          </table:table-cell>
          <table:table-cell office:value-type="string">
            <text:p>januari</text:p>
          </table:table-cell>
          <table:table-cell office:value-type="string">
            <text:p>Leden</text:p>
          </table:table-cell>
          <table:table-cell office:value-type="string">
            <text:p>Januar</text:p>
          </table:table-cell>
          <table:table-cell office:value-type="string">
            <text:p>Ionawr</text:p>
          </table:table-cell>
          <table:table-cell office:value-type="string">
            <text:p>Tammikuu</text:p>
          </table:table-cell>
          <table:table-cell office:value-type="string">
            <text:p>jaanuar</text:p>
          </table:table-cell>
          <table:table-cell office:value-type="string">
            <text:p>Gener</text:p>
          </table:table-cell>
          <table:table-cell office:value-type="string">
            <text:p>январь</text:p>
          </table:table-cell>
          <table:table-cell office:value-type="string">
            <text:p>január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február">
            <text:p>február</text:p>
          </table:table-cell>
          <table:table-cell office:value-type="string">
            <text:p>February</text:p>
          </table:table-cell>
          <table:table-cell office:value-type="string">
            <text:p>Februar</text:p>
          </table:table-cell>
          <table:table-cell office:value-type="string">
            <text:p>fevrier</text:p>
          </table:table-cell>
          <table:table-cell office:value-type="string">
            <text:p>Februar</text:p>
          </table:table-cell>
          <table:table-cell office:value-type="string">
            <text:p>Februari</text:p>
          </table:table-cell>
          <table:table-cell office:value-type="string">
            <text:p>Febrero</text:p>
          </table:table-cell>
          <table:table-cell office:value-type="string">
            <text:p>Febbraio</text:p>
          </table:table-cell>
          <table:table-cell office:value-type="string">
            <text:p>Fevereiro</text:p>
          </table:table-cell>
          <table:table-cell office:value-type="string">
            <text:p>Februari</text:p>
          </table:table-cell>
          <table:table-cell office:value-type="string">
            <text:p>Unor</text:p>
          </table:table-cell>
          <table:table-cell office:value-type="string">
            <text:p>Februar</text:p>
          </table:table-cell>
          <table:table-cell office:value-type="string">
            <text:p>Chefror</text:p>
          </table:table-cell>
          <table:table-cell office:value-type="string">
            <text:p>helmikuu</text:p>
          </table:table-cell>
          <table:table-cell office:value-type="string">
            <text:p>veebruar</text:p>
          </table:table-cell>
          <table:table-cell office:value-type="string">
            <text:p>Febrer</text:p>
          </table:table-cell>
          <table:table-cell office:value-type="string">
            <text:p>февраль</text:p>
          </table:table-cell>
          <table:table-cell office:value-type="string">
            <text:p>február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március">
            <text:p>március</text:p>
          </table:table-cell>
          <table:table-cell office:value-type="string">
            <text:p>March</text:p>
          </table:table-cell>
          <table:table-cell office:value-type="string">
            <text:p>März</text:p>
          </table:table-cell>
          <table:table-cell office:value-type="string">
            <text:p>Mars</text:p>
          </table:table-cell>
          <table:table-cell office:value-type="string">
            <text:p>Marts</text:p>
          </table:table-cell>
          <table:table-cell office:value-type="string">
            <text:p>Mars</text:p>
          </table:table-cell>
          <table:table-cell office:value-type="string">
            <text:p>Marzo</text:p>
          </table:table-cell>
          <table:table-cell office:value-type="string">
            <text:p>Marzo</text:p>
          </table:table-cell>
          <table:table-cell office:value-type="string">
            <text:p>Março</text:p>
          </table:table-cell>
          <table:table-cell office:value-type="string">
            <text:p>Maart</text:p>
          </table:table-cell>
          <table:table-cell table:number-columns-repeated="2" office:value-type="string">
            <text:p>Mars</text:p>
          </table:table-cell>
          <table:table-cell office:value-type="string">
            <text:p>Mawrth</text:p>
          </table:table-cell>
          <table:table-cell office:value-type="string">
            <text:p>maaliskuu</text:p>
          </table:table-cell>
          <table:table-cell office:value-type="string">
            <text:p>märts</text:p>
          </table:table-cell>
          <table:table-cell office:value-type="string">
            <text:p>Març</text:p>
          </table:table-cell>
          <table:table-cell office:value-type="string">
            <text:p>март</text:p>
          </table:table-cell>
          <table:table-cell office:value-type="string">
            <text:p>március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április">
            <text:p>április</text:p>
          </table:table-cell>
          <table:table-cell office:value-type="string">
            <text:p>April</text:p>
          </table:table-cell>
          <table:table-cell office:value-type="string">
            <text:p>April</text:p>
          </table:table-cell>
          <table:table-cell office:value-type="string">
            <text:p>avril</text:p>
          </table:table-cell>
          <table:table-cell office:value-type="string">
            <text:p>April</text:p>
          </table:table-cell>
          <table:table-cell office:value-type="string">
            <text:p>April</text:p>
          </table:table-cell>
          <table:table-cell office:value-type="string">
            <text:p>Abril</text:p>
          </table:table-cell>
          <table:table-cell office:value-type="string">
            <text:p>Avrile</text:p>
          </table:table-cell>
          <table:table-cell office:value-type="string">
            <text:p>Abril</text:p>
          </table:table-cell>
          <table:table-cell office:value-type="string">
            <text:p>April</text:p>
          </table:table-cell>
          <table:table-cell office:value-type="string">
            <text:p>Duben</text:p>
          </table:table-cell>
          <table:table-cell office:value-type="string">
            <text:p>April</text:p>
          </table:table-cell>
          <table:table-cell office:value-type="string">
            <text:p>Ebrill</text:p>
          </table:table-cell>
          <table:table-cell office:value-type="string">
            <text:p>huhtikuu</text:p>
          </table:table-cell>
          <table:table-cell office:value-type="string">
            <text:p>aprill</text:p>
          </table:table-cell>
          <table:table-cell office:value-type="string">
            <text:p>Abril</text:p>
          </table:table-cell>
          <table:table-cell office:value-type="string">
            <text:p>апрель</text:p>
          </table:table-cell>
          <table:table-cell office:value-type="string">
            <text:p>április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május">
            <text:p>május</text:p>
          </table:table-cell>
          <table:table-cell office:value-type="string">
            <text:p>May</text:p>
          </table:table-cell>
          <table:table-cell office:value-type="string">
            <text:p>Mai</text:p>
          </table:table-cell>
          <table:table-cell office:value-type="string">
            <text:p>mai</text:p>
          </table:table-cell>
          <table:table-cell office:value-type="string">
            <text:p>Maj</text:p>
          </table:table-cell>
          <table:table-cell office:value-type="string">
            <text:p>Maj</text:p>
          </table:table-cell>
          <table:table-cell office:value-type="string">
            <text:p>Mayo</text:p>
          </table:table-cell>
          <table:table-cell office:value-type="string">
            <text:p>Maggio</text:p>
          </table:table-cell>
          <table:table-cell office:value-type="string">
            <text:p>Maio</text:p>
          </table:table-cell>
          <table:table-cell office:value-type="string">
            <text:p>Mei</text:p>
          </table:table-cell>
          <table:table-cell office:value-type="string">
            <text:p>Keten</text:p>
          </table:table-cell>
          <table:table-cell table:number-columns-repeated="2" office:value-type="string">
            <text:p>Mai</text:p>
          </table:table-cell>
          <table:table-cell office:value-type="string">
            <text:p>toukokuu</text:p>
          </table:table-cell>
          <table:table-cell office:value-type="string">
            <text:p>mai</text:p>
          </table:table-cell>
          <table:table-cell office:value-type="string">
            <text:p>Maig</text:p>
          </table:table-cell>
          <table:table-cell office:value-type="string">
            <text:p>май</text:p>
          </table:table-cell>
          <table:table-cell office:value-type="string">
            <text:p>május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június">
            <text:p>június</text:p>
          </table:table-cell>
          <table:table-cell office:value-type="string">
            <text:p>June</text:p>
          </table:table-cell>
          <table:table-cell office:value-type="string">
            <text:p>Juni</text:p>
          </table:table-cell>
          <table:table-cell office:value-type="string">
            <text:p>juin</text:p>
          </table:table-cell>
          <table:table-cell office:value-type="string">
            <text:p>Juni</text:p>
          </table:table-cell>
          <table:table-cell office:value-type="string">
            <text:p>Juni</text:p>
          </table:table-cell>
          <table:table-cell office:value-type="string">
            <text:p>Junio</text:p>
          </table:table-cell>
          <table:table-cell office:value-type="string">
            <text:p>Giugno</text:p>
          </table:table-cell>
          <table:table-cell office:value-type="string">
            <text:p>Junho</text:p>
          </table:table-cell>
          <table:table-cell office:value-type="string">
            <text:p>Juni</text:p>
          </table:table-cell>
          <table:table-cell office:value-type="string">
            <text:p>Cerven</text:p>
          </table:table-cell>
          <table:table-cell office:value-type="string">
            <text:p>Juni</text:p>
          </table:table-cell>
          <table:table-cell office:value-type="string">
            <text:p>Mehefin</text:p>
          </table:table-cell>
          <table:table-cell office:value-type="string">
            <text:p>kesäkuu </text:p>
          </table:table-cell>
          <table:table-cell office:value-type="string">
            <text:p>juuni</text:p>
          </table:table-cell>
          <table:table-cell office:value-type="string">
            <text:p>Juny</text:p>
          </table:table-cell>
          <table:table-cell office:value-type="string">
            <text:p>июнь</text:p>
          </table:table-cell>
          <table:table-cell office:value-type="string">
            <text:p>június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július">
            <text:p>július</text:p>
          </table:table-cell>
          <table:table-cell office:value-type="string">
            <text:p>July</text:p>
          </table:table-cell>
          <table:table-cell office:value-type="string">
            <text:p>Juli</text:p>
          </table:table-cell>
          <table:table-cell office:value-type="string">
            <text:p>juillet</text:p>
          </table:table-cell>
          <table:table-cell table:number-columns-repeated="2" office:value-type="string">
            <text:p>Juli</text:p>
          </table:table-cell>
          <table:table-cell office:value-type="string">
            <text:p>Julio</text:p>
          </table:table-cell>
          <table:table-cell office:value-type="string">
            <text:p>Luglio </text:p>
          </table:table-cell>
          <table:table-cell office:value-type="string">
            <text:p>Julho</text:p>
          </table:table-cell>
          <table:table-cell office:value-type="string">
            <text:p>juli</text:p>
          </table:table-cell>
          <table:table-cell office:value-type="string">
            <text:p>Cervenec</text:p>
          </table:table-cell>
          <table:table-cell office:value-type="string">
            <text:p>Juli</text:p>
          </table:table-cell>
          <table:table-cell office:value-type="string">
            <text:p>Gorffennaf</text:p>
          </table:table-cell>
          <table:table-cell office:value-type="string">
            <text:p>heinäkuu</text:p>
          </table:table-cell>
          <table:table-cell office:value-type="string">
            <text:p>juuli</text:p>
          </table:table-cell>
          <table:table-cell office:value-type="string">
            <text:p>Juliol</text:p>
          </table:table-cell>
          <table:table-cell office:value-type="string">
            <text:p>июль</text:p>
          </table:table-cell>
          <table:table-cell office:value-type="string">
            <text:p>július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augusztus">
            <text:p>augusztus</text:p>
          </table:table-cell>
          <table:table-cell office:value-type="string">
            <text:p>August</text:p>
          </table:table-cell>
          <table:table-cell office:value-type="string">
            <text:p>August</text:p>
          </table:table-cell>
          <table:table-cell office:value-type="string">
            <text:p>aout</text:p>
          </table:table-cell>
          <table:table-cell office:value-type="string">
            <text:p>August</text:p>
          </table:table-cell>
          <table:table-cell office:value-type="string">
            <text:p>Augusti</text:p>
          </table:table-cell>
          <table:table-cell office:value-type="string">
            <text:p>Agosto</text:p>
          </table:table-cell>
          <table:table-cell office:value-type="string">
            <text:p>Agosto</text:p>
          </table:table-cell>
          <table:table-cell office:value-type="string">
            <text:p>Agosto</text:p>
          </table:table-cell>
          <table:table-cell office:value-type="string">
            <text:p>Augustus</text:p>
          </table:table-cell>
          <table:table-cell office:value-type="string">
            <text:p>Serpen</text:p>
          </table:table-cell>
          <table:table-cell office:value-type="string">
            <text:p>August</text:p>
          </table:table-cell>
          <table:table-cell office:value-type="string">
            <text:p>Awst</text:p>
          </table:table-cell>
          <table:table-cell office:value-type="string">
            <text:p>elokuu</text:p>
          </table:table-cell>
          <table:table-cell office:value-type="string">
            <text:p>august</text:p>
          </table:table-cell>
          <table:table-cell office:value-type="string">
            <text:p>Agost</text:p>
          </table:table-cell>
          <table:table-cell office:value-type="string">
            <text:p>август</text:p>
          </table:table-cell>
          <table:table-cell office:value-type="string">
            <text:p>augusztus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szeptember">
            <text:p>szeptember</text:p>
          </table:table-cell>
          <table:table-cell office:value-type="string">
            <text:p>September</text:p>
          </table:table-cell>
          <table:table-cell office:value-type="string">
            <text:p>September</text:p>
          </table:table-cell>
          <table:table-cell office:value-type="string">
            <text:p>septembre</text:p>
          </table:table-cell>
          <table:table-cell office:value-type="string">
            <text:p>September</text:p>
          </table:table-cell>
          <table:table-cell office:value-type="string">
            <text:p>September</text:p>
          </table:table-cell>
          <table:table-cell office:value-type="string">
            <text:p>Septiembre</text:p>
          </table:table-cell>
          <table:table-cell office:value-type="string">
            <text:p>Septembre</text:p>
          </table:table-cell>
          <table:table-cell office:value-type="string">
            <text:p>Setembro</text:p>
          </table:table-cell>
          <table:table-cell office:value-type="string">
            <text:p>September</text:p>
          </table:table-cell>
          <table:table-cell office:value-type="string">
            <text:p>Zari</text:p>
          </table:table-cell>
          <table:table-cell office:value-type="string">
            <text:p>September</text:p>
          </table:table-cell>
          <table:table-cell office:value-type="string">
            <text:p>Medi</text:p>
          </table:table-cell>
          <table:table-cell office:value-type="string">
            <text:p>syyskuu</text:p>
          </table:table-cell>
          <table:table-cell office:value-type="string">
            <text:p>september</text:p>
          </table:table-cell>
          <table:table-cell office:value-type="string">
            <text:p>Setembre</text:p>
          </table:table-cell>
          <table:table-cell office:value-type="string">
            <text:p>сентябрь</text:p>
          </table:table-cell>
          <table:table-cell office:value-type="string">
            <text:p>szeptember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október">
            <text:p>október</text:p>
          </table:table-cell>
          <table:table-cell office:value-type="string">
            <text:p>October</text:p>
          </table:table-cell>
          <table:table-cell office:value-type="string">
            <text:p>Oktober</text:p>
          </table:table-cell>
          <table:table-cell office:value-type="string">
            <text:p>octobre</text:p>
          </table:table-cell>
          <table:table-cell office:value-type="string">
            <text:p>Oktober</text:p>
          </table:table-cell>
          <table:table-cell office:value-type="string">
            <text:p>Oktober</text:p>
          </table:table-cell>
          <table:table-cell office:value-type="string">
            <text:p>Octubre</text:p>
          </table:table-cell>
          <table:table-cell office:value-type="string">
            <text:p>Ottobre</text:p>
          </table:table-cell>
          <table:table-cell office:value-type="string">
            <text:p>Outubro</text:p>
          </table:table-cell>
          <table:table-cell office:value-type="string">
            <text:p>Oktober</text:p>
          </table:table-cell>
          <table:table-cell office:value-type="string">
            <text:p>Rijen</text:p>
          </table:table-cell>
          <table:table-cell office:value-type="string">
            <text:p>Oktober</text:p>
          </table:table-cell>
          <table:table-cell office:value-type="string">
            <text:p>Hydref</text:p>
          </table:table-cell>
          <table:table-cell office:value-type="string">
            <text:p>lokakuu</text:p>
          </table:table-cell>
          <table:table-cell office:value-type="string">
            <text:p>oktoober</text:p>
          </table:table-cell>
          <table:table-cell office:value-type="string">
            <text:p>Octubre</text:p>
          </table:table-cell>
          <table:table-cell office:value-type="string">
            <text:p>октябрь</text:p>
          </table:table-cell>
          <table:table-cell office:value-type="string">
            <text:p>október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november">
            <text:p>november</text:p>
          </table:table-cell>
          <table:table-cell table:number-columns-repeated="2" office:value-type="string">
            <text:p>November</text:p>
          </table:table-cell>
          <table:table-cell office:value-type="string">
            <text:p>Novembre</text:p>
          </table:table-cell>
          <table:table-cell table:number-columns-repeated="2" office:value-type="string">
            <text:p>November</text:p>
          </table:table-cell>
          <table:table-cell office:value-type="string">
            <text:p>Noviembre</text:p>
          </table:table-cell>
          <table:table-cell office:value-type="string">
            <text:p>Novembre</text:p>
          </table:table-cell>
          <table:table-cell office:value-type="string">
            <text:p>Novembro</text:p>
          </table:table-cell>
          <table:table-cell office:value-type="string">
            <text:p>November</text:p>
          </table:table-cell>
          <table:table-cell office:value-type="string">
            <text:p>Listopod</text:p>
          </table:table-cell>
          <table:table-cell office:value-type="string">
            <text:p>November</text:p>
          </table:table-cell>
          <table:table-cell office:value-type="string">
            <text:p>Tachwedd</text:p>
          </table:table-cell>
          <table:table-cell office:value-type="string">
            <text:p>marraskuu</text:p>
          </table:table-cell>
          <table:table-cell office:value-type="string">
            <text:p>november</text:p>
          </table:table-cell>
          <table:table-cell office:value-type="string">
            <text:p>Novembre</text:p>
          </table:table-cell>
          <table:table-cell office:value-type="string">
            <text:p>ноябрь</text:p>
          </table:table-cell>
          <table:table-cell office:value-type="string">
            <text:p>november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december">
            <text:p>december</text:p>
          </table:table-cell>
          <table:table-cell office:value-type="string">
            <text:p>December</text:p>
          </table:table-cell>
          <table:table-cell office:value-type="string">
            <text:p>Dezember</text:p>
          </table:table-cell>
          <table:table-cell office:value-type="string">
            <text:p>Decembre</text:p>
          </table:table-cell>
          <table:table-cell table:number-columns-repeated="2" office:value-type="string">
            <text:p>December</text:p>
          </table:table-cell>
          <table:table-cell office:value-type="string">
            <text:p>Diciembre</text:p>
          </table:table-cell>
          <table:table-cell office:value-type="string">
            <text:p>Dicembre</text:p>
          </table:table-cell>
          <table:table-cell office:value-type="string">
            <text:p>Dezembro</text:p>
          </table:table-cell>
          <table:table-cell office:value-type="string">
            <text:p>December</text:p>
          </table:table-cell>
          <table:table-cell office:value-type="string">
            <text:p>Prosinec</text:p>
          </table:table-cell>
          <table:table-cell office:value-type="string">
            <text:p>Desember</text:p>
          </table:table-cell>
          <table:table-cell office:value-type="string">
            <text:p>Rhagfyr</text:p>
          </table:table-cell>
          <table:table-cell office:value-type="string">
            <text:p>joulukuu </text:p>
          </table:table-cell>
          <table:table-cell office:value-type="string">
            <text:p>detsember</text:p>
          </table:table-cell>
          <table:table-cell office:value-type="string">
            <text:p>Desembre</text:p>
          </table:table-cell>
          <table:table-cell office:value-type="string">
            <text:p>декабрь</text:p>
          </table:table-cell>
          <table:table-cell office:value-type="string">
            <text:p>december</text:p>
          </table:table-cell>
          <table:table-cell table:number-columns-repeated="237"/>
        </table:table-row>
        <table:table-row table:style-name="ro1">
          <table:table-cell table:number-columns-repeated="13"/>
          <table:table-cell office:value-type="string">
            <text:p>WELSH *(Dydd/Nos)</text:p>
          </table:table-cell>
          <table:table-cell table:number-columns-repeated="242"/>
        </table:table-row>
        <table:table-row table:style-name="ro1">
          <table:table-cell office:value-type="string">
            <text:p>Napnevek</text:p>
          </table:table-cell>
          <table:table-cell table:formula="oooc:=INDIRECT(CHAR(64+[.$B$18])&amp;ROW())" office:value-type="string" office:string-value="hétfő">
            <text:p>hétfő</text:p>
          </table:table-cell>
          <table:table-cell office:value-type="string">
            <text:p>Monday</text:p>
          </table:table-cell>
          <table:table-cell office:value-type="string">
            <text:p>Montag</text:p>
          </table:table-cell>
          <table:table-cell office:value-type="string">
            <text:p>lundi</text:p>
          </table:table-cell>
          <table:table-cell office:value-type="string">
            <text:p>mandag </text:p>
          </table:table-cell>
          <table:table-cell office:value-type="string">
            <text:p>måndag</text:p>
          </table:table-cell>
          <table:table-cell office:value-type="string">
            <text:p>lunes</text:p>
          </table:table-cell>
          <table:table-cell office:value-type="string">
            <text:p>lunedì</text:p>
          </table:table-cell>
          <table:table-cell office:value-type="string">
            <text:p>segunda-feira</text:p>
          </table:table-cell>
          <table:table-cell office:value-type="string">
            <text:p>maandag</text:p>
          </table:table-cell>
          <table:table-cell office:value-type="string">
            <text:p>Pondeli</text:p>
          </table:table-cell>
          <table:table-cell office:value-type="string">
            <text:p>Mandag</text:p>
          </table:table-cell>
          <table:table-cell office:value-type="string">
            <text:p>Llun</text:p>
          </table:table-cell>
          <table:table-cell office:value-type="string">
            <text:p>maanantai</text:p>
          </table:table-cell>
          <table:table-cell office:value-type="string">
            <text:p>esmaspäev</text:p>
          </table:table-cell>
          <table:table-cell office:value-type="string">
            <text:p>dilluns</text:p>
          </table:table-cell>
          <table:table-cell office:value-type="string">
            <text:p>понедельник</text:p>
          </table:table-cell>
          <table:table-cell office:value-type="string">
            <text:p>hétfő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kedd">
            <text:p>kedd</text:p>
          </table:table-cell>
          <table:table-cell office:value-type="string">
            <text:p>Tuesday</text:p>
          </table:table-cell>
          <table:table-cell office:value-type="string">
            <text:p>Dienstag</text:p>
          </table:table-cell>
          <table:table-cell office:value-type="string">
            <text:p>mardi</text:p>
          </table:table-cell>
          <table:table-cell office:value-type="string">
            <text:p>tirsdag </text:p>
          </table:table-cell>
          <table:table-cell office:value-type="string">
            <text:p>tisdag</text:p>
          </table:table-cell>
          <table:table-cell office:value-type="string">
            <text:p>martes</text:p>
          </table:table-cell>
          <table:table-cell office:value-type="string">
            <text:p>martedì</text:p>
          </table:table-cell>
          <table:table-cell office:value-type="string">
            <text:p>terça-feira</text:p>
          </table:table-cell>
          <table:table-cell office:value-type="string">
            <text:p>dinsdag</text:p>
          </table:table-cell>
          <table:table-cell office:value-type="string">
            <text:p>Utery</text:p>
          </table:table-cell>
          <table:table-cell office:value-type="string">
            <text:p>Tirsday</text:p>
          </table:table-cell>
          <table:table-cell office:value-type="string">
            <text:p>Mawrth/Fawrth</text:p>
          </table:table-cell>
          <table:table-cell office:value-type="string">
            <text:p>tiistai</text:p>
          </table:table-cell>
          <table:table-cell office:value-type="string">
            <text:p>teisipäev</text:p>
          </table:table-cell>
          <table:table-cell office:value-type="string">
            <text:p>dimarts</text:p>
          </table:table-cell>
          <table:table-cell office:value-type="string">
            <text:p>вторник</text:p>
          </table:table-cell>
          <table:table-cell office:value-type="string">
            <text:p>kedd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szerda">
            <text:p>szerda</text:p>
          </table:table-cell>
          <table:table-cell office:value-type="string">
            <text:p>Wednesday</text:p>
          </table:table-cell>
          <table:table-cell office:value-type="string">
            <text:p>Mittwoch</text:p>
          </table:table-cell>
          <table:table-cell office:value-type="string">
            <text:p>mercredi</text:p>
          </table:table-cell>
          <table:table-cell office:value-type="string">
            <text:p>onsdag </text:p>
          </table:table-cell>
          <table:table-cell office:value-type="string">
            <text:p>onsdag</text:p>
          </table:table-cell>
          <table:table-cell office:value-type="string">
            <text:p>miércoles</text:p>
          </table:table-cell>
          <table:table-cell office:value-type="string">
            <text:p>mercoledì</text:p>
          </table:table-cell>
          <table:table-cell office:value-type="string">
            <text:p>quarta-feira</text:p>
          </table:table-cell>
          <table:table-cell office:value-type="string">
            <text:p>woensdag</text:p>
          </table:table-cell>
          <table:table-cell office:value-type="string">
            <text:p>Streda</text:p>
          </table:table-cell>
          <table:table-cell office:value-type="string">
            <text:p>Onsdag</text:p>
          </table:table-cell>
          <table:table-cell office:value-type="string">
            <text:p>Mercher/Fercher</text:p>
          </table:table-cell>
          <table:table-cell office:value-type="string">
            <text:p>keskiviikko</text:p>
          </table:table-cell>
          <table:table-cell office:value-type="string">
            <text:p>kolmapäev</text:p>
          </table:table-cell>
          <table:table-cell office:value-type="string">
            <text:p>dimecres</text:p>
          </table:table-cell>
          <table:table-cell office:value-type="string">
            <text:p>среда</text:p>
          </table:table-cell>
          <table:table-cell office:value-type="string">
            <text:p>szerda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csütörtök">
            <text:p>csütörtök</text:p>
          </table:table-cell>
          <table:table-cell office:value-type="string">
            <text:p>Thursday</text:p>
          </table:table-cell>
          <table:table-cell office:value-type="string">
            <text:p>Donnerstag</text:p>
          </table:table-cell>
          <table:table-cell office:value-type="string">
            <text:p>jeudi</text:p>
          </table:table-cell>
          <table:table-cell office:value-type="string">
            <text:p>torsdag </text:p>
          </table:table-cell>
          <table:table-cell office:value-type="string">
            <text:p>torsdag</text:p>
          </table:table-cell>
          <table:table-cell office:value-type="string">
            <text:p>jueves</text:p>
          </table:table-cell>
          <table:table-cell office:value-type="string">
            <text:p>giovedì</text:p>
          </table:table-cell>
          <table:table-cell office:value-type="string">
            <text:p>quinta-feira</text:p>
          </table:table-cell>
          <table:table-cell office:value-type="string">
            <text:p>donderdag</text:p>
          </table:table-cell>
          <table:table-cell office:value-type="string">
            <text:p>Stvertek</text:p>
          </table:table-cell>
          <table:table-cell office:value-type="string">
            <text:p>Torsday</text:p>
          </table:table-cell>
          <table:table-cell office:value-type="string">
            <text:p>Iau</text:p>
          </table:table-cell>
          <table:table-cell office:value-type="string">
            <text:p>torstai</text:p>
          </table:table-cell>
          <table:table-cell office:value-type="string">
            <text:p>neljapäev</text:p>
          </table:table-cell>
          <table:table-cell office:value-type="string">
            <text:p>dijous</text:p>
          </table:table-cell>
          <table:table-cell office:value-type="string">
            <text:p>четверг</text:p>
          </table:table-cell>
          <table:table-cell office:value-type="string">
            <text:p>csütörtök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péntek">
            <text:p>péntek</text:p>
          </table:table-cell>
          <table:table-cell office:value-type="string">
            <text:p>Friday</text:p>
          </table:table-cell>
          <table:table-cell office:value-type="string">
            <text:p>Freitag</text:p>
          </table:table-cell>
          <table:table-cell office:value-type="string">
            <text:p>vendredi</text:p>
          </table:table-cell>
          <table:table-cell office:value-type="string">
            <text:p>fredag </text:p>
          </table:table-cell>
          <table:table-cell office:value-type="string">
            <text:p>fredag</text:p>
          </table:table-cell>
          <table:table-cell office:value-type="string">
            <text:p>viernes</text:p>
          </table:table-cell>
          <table:table-cell office:value-type="string">
            <text:p>venerdì</text:p>
          </table:table-cell>
          <table:table-cell office:value-type="string">
            <text:p>sexta-feira</text:p>
          </table:table-cell>
          <table:table-cell office:value-type="string">
            <text:p>vrijdag</text:p>
          </table:table-cell>
          <table:table-cell office:value-type="string">
            <text:p>Patek</text:p>
          </table:table-cell>
          <table:table-cell office:value-type="string">
            <text:p>Fredag</text:p>
          </table:table-cell>
          <table:table-cell office:value-type="string">
            <text:p>Gwener/Wener</text:p>
          </table:table-cell>
          <table:table-cell office:value-type="string">
            <text:p>perjantai</text:p>
          </table:table-cell>
          <table:table-cell office:value-type="string">
            <text:p>reede</text:p>
          </table:table-cell>
          <table:table-cell office:value-type="string">
            <text:p>divendres</text:p>
          </table:table-cell>
          <table:table-cell office:value-type="string">
            <text:p>пятница</text:p>
          </table:table-cell>
          <table:table-cell office:value-type="string">
            <text:p>péntek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szombat">
            <text:p>szombat</text:p>
          </table:table-cell>
          <table:table-cell office:value-type="string">
            <text:p>Saturday</text:p>
          </table:table-cell>
          <table:table-cell office:value-type="string">
            <text:p>Samstag</text:p>
          </table:table-cell>
          <table:table-cell office:value-type="string">
            <text:p>samedi</text:p>
          </table:table-cell>
          <table:table-cell office:value-type="string">
            <text:p>lørdag </text:p>
          </table:table-cell>
          <table:table-cell office:value-type="string">
            <text:p>lördag</text:p>
          </table:table-cell>
          <table:table-cell office:value-type="string">
            <text:p>sábado</text:p>
          </table:table-cell>
          <table:table-cell office:value-type="string">
            <text:p>sabato</text:p>
          </table:table-cell>
          <table:table-cell office:value-type="string">
            <text:p>sábado</text:p>
          </table:table-cell>
          <table:table-cell office:value-type="string">
            <text:p>zaterdag</text:p>
          </table:table-cell>
          <table:table-cell office:value-type="string">
            <text:p>Sobota</text:p>
          </table:table-cell>
          <table:table-cell office:value-type="string">
            <text:p>Lordag</text:p>
          </table:table-cell>
          <table:table-cell office:value-type="string">
            <text:p>Sadwrn</text:p>
          </table:table-cell>
          <table:table-cell office:value-type="string">
            <text:p>lauantai</text:p>
          </table:table-cell>
          <table:table-cell office:value-type="string">
            <text:p>laupäev</text:p>
          </table:table-cell>
          <table:table-cell office:value-type="string">
            <text:p>dissabte</text:p>
          </table:table-cell>
          <table:table-cell office:value-type="string">
            <text:p>суббота</text:p>
          </table:table-cell>
          <table:table-cell office:value-type="string">
            <text:p>szombat</text:p>
          </table:table-cell>
          <table:table-cell table:number-columns-repeated="237"/>
        </table:table-row>
        <table:table-row table:style-name="ro1">
          <table:table-cell/>
          <table:table-cell table:formula="oooc:=INDIRECT(CHAR(64+[.$B$18])&amp;ROW())" office:value-type="string" office:string-value="vasárnap">
            <text:p>vasárnap</text:p>
          </table:table-cell>
          <table:table-cell office:value-type="string">
            <text:p>Sunday</text:p>
          </table:table-cell>
          <table:table-cell office:value-type="string">
            <text:p>Sonntag</text:p>
          </table:table-cell>
          <table:table-cell office:value-type="string">
            <text:p>dimanche</text:p>
          </table:table-cell>
          <table:table-cell office:value-type="string">
            <text:p>søndag </text:p>
          </table:table-cell>
          <table:table-cell office:value-type="string">
            <text:p>söndag</text:p>
          </table:table-cell>
          <table:table-cell office:value-type="string">
            <text:p>domingo</text:p>
          </table:table-cell>
          <table:table-cell office:value-type="string">
            <text:p>domenica</text:p>
          </table:table-cell>
          <table:table-cell office:value-type="string">
            <text:p>domingo</text:p>
          </table:table-cell>
          <table:table-cell office:value-type="string">
            <text:p>zondag</text:p>
          </table:table-cell>
          <table:table-cell office:value-type="string">
            <text:p>Nedele</text:p>
          </table:table-cell>
          <table:table-cell office:value-type="string">
            <text:p>Sondag</text:p>
          </table:table-cell>
          <table:table-cell office:value-type="string">
            <text:p>Dydd Sul/No Sul</text:p>
          </table:table-cell>
          <table:table-cell office:value-type="string">
            <text:p>sunnuntai</text:p>
          </table:table-cell>
          <table:table-cell office:value-type="string">
            <text:p>pühapäev</text:p>
          </table:table-cell>
          <table:table-cell office:value-type="string">
            <text:p>diumenge</text:p>
          </table:table-cell>
          <table:table-cell office:value-type="string">
            <text:p>воскресенье</text:p>
          </table:table-cell>
          <table:table-cell office:value-type="string">
            <text:p>vasárnap</text:p>
          </table:table-cell>
          <table:table-cell table:number-columns-repeated="237"/>
        </table:table-row>
        <table:table-row table:style-name="ro1" table:number-rows-repeated="3196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$</number:text>
    </number:number-style>
    <number:number-style style:name="N117">
      <number:text>-</number:text>
      <number:number number:decimal-places="0" number:min-integer-digits="1" number:grouping="true"/>
      <number:text> $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$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$</number:text>
    </number:number-style>
    <number:number-style style:name="N120">
      <number:text>-</number:text>
      <number:number number:decimal-places="2" number:min-integer-digits="1" number:grouping="true"/>
      <number:text> $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$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$ </number:text>
    </number:number-style>
    <number:number-style style:name="N125P1" style:volatile="true">
      <number:text>-</number:text>
      <number:number number:decimal-places="0" number:min-integer-digits="1" number:grouping="true"/>
      <number:text> $ </number:text>
    </number:number-style>
    <number:number-style style:name="N125P2" style:volatile="true">
      <number:text> - $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$ </number:text>
    </number:number-style>
    <number:number-style style:name="N133P1" style:volatile="true">
      <number:text>-</number:text>
      <number:number number:decimal-places="2" number:min-integer-digits="1" number:grouping="true"/>
      <number:text> $ </number:text>
    </number:number-style>
    <number:number-style style:name="N133P2" style:volatile="true">
      <number:text> -</number:text>
      <number:number number:decimal-places="0" number:min-integer-digits="0"/>
      <number:text> $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5106" number:language="en" number:country="US">
      <number:day/>
      <number:text>-</number:text>
      <number:month number:textual="true"/>
      <number:text>-</number:text>
      <number:year/>
    </number:date-style>
    <number:date-style style:name="N5107" number:language="en" number:country="US">
      <number:day number:style="long"/>
      <number:text>-</number:text>
      <number:month number:textual="true"/>
    </number:date-style>
    <number:date-style style:name="N5108" number:language="en" number:country="US">
      <number:month number:textual="true"/>
      <number:text>-</number:text>
      <number:year/>
    </number:date-style>
    <number:time-style style:name="N5109" number:language="en" number:country="US">
      <number:hours/>
      <number:text>:</number:text>
      <number:minutes number:style="long"/>
      <number:text> </number:text>
      <number:am-pm/>
    </number:time-style>
    <number:time-style style:name="N511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</number:time-style>
    <number:time-style style:name="N511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511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5" number:language="en" number:country="US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cm" fo:margin-bottom="2cm" fo:margin-left="2cm" fo:margin-right="2cm" style:shadow="none" style:print-page-order="ttb" style:first-page-number="1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3">2006.06.03</text:date>, <text:time>02:50:5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  <style:master-page style:name="TAB_5f_Munkalap1" style:display-name="TAB_Munkalap1" style:page-layout-name="pm3">
      <style:header style:display="false"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 style:display="false">
        <text:p><text:span text:style-name="T1">Oldal </text:span><text:span text:style-name="T1"><text:page-number>1</text:page-number></text:span></text:p>
      </style:footer>
      <style:footer-left style:display="false">
        <text:p><text:span text:style-name="T1">Oldal </text:span><text:span text:style-name="T1"><text:page-number>1</text:page-number></text:span></text:p>
      </style:footer-left>
    </style:master-page>
    <style:master-page style:name="TAB_5f_Munkalap2" style:display-name="TAB_Munkalap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Oldal </text:span><text:span text:style-name="T1"><text:page-number>1</text:page-number></text:span></text:p>
      </style:footer>
      <style:footer-left style:display="false">
        <text:p><text:span text:style-name="T1">Oldal </text:span><text:span text:style-name="T1"><text:page-number>1</text:page-number></text:span></text:p>
      </style:footer-left>
    </style:master-page>
    <style:master-page style:name="TAB_5f_Munkalap3" style:display-name="TAB_Munkalap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Oldal </text:span><text:span text:style-name="T1"><text:page-number>1</text:page-number></text:span></text:p>
      </style:footer>
      <style:footer-left style:display="false">
        <text:p><text:span text:style-name="T1">Oldal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9031</meta:generator>
    <dc:title>Naptár</dc:title>
    <meta:creation-date>2005-10-23T17:30:33</meta:creation-date>
    <dc:date>2006-06-03T02:50:59</dc:date>
    <meta:print-date>1601-01-01T02:06:31</meta:print-date>
    <dc:language>hu-HU</dc:language>
    <meta:editing-cycles>24</meta:editing-cycles>
    <meta:editing-duration>PT1H51M40S</meta:editing-duration>
    <meta:user-defined meta:name="Info 1"/>
    <meta:user-defined meta:name="Info 2"/>
    <meta:user-defined meta:name="Info 3"/>
    <meta:user-defined meta:name="Info 4"/>
    <meta:document-statistic meta:table-count="1" meta:cell-count="465"/>
  </office:meta>
</office:document-meta>
</file>